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BD00001BCE93B6FE60.svm"/>
  <manifest:file-entry manifest:media-type="" manifest:full-path="Pictures/2000000700003DEA00003B05DE5DE140.svm"/>
  <manifest:file-entry manifest:media-type="" manifest:full-path="Pictures/2000000700004AA000001E649758BC93.svm"/>
  <manifest:file-entry manifest:media-type="" manifest:full-path="Pictures/2000000700003F0D00001B9932E3E74A.svm"/>
  <manifest:file-entry manifest:media-type="" manifest:full-path="Pictures/2000000700003ED8000012817EBF8B38.svm"/>
  <manifest:file-entry manifest:media-type="" manifest:full-path="Pictures/2000000700003F0D000014280FFE5878.svm"/>
  <manifest:file-entry manifest:media-type="" manifest:full-path="Pictures/2000000700003DEA000009199E449AF7.svm"/>
  <manifest:file-entry manifest:media-type="" manifest:full-path="Pictures/20000007000049B200002D95452453F9.svm"/>
  <manifest:file-entry manifest:media-type="" manifest:full-path="Pictures/2000000700003DCF00001DABCC7BD5F7.svm"/>
  <manifest:file-entry manifest:media-type="" manifest:full-path="Pictures/2000000700003DEA00001232B1F4E86D.svm"/>
  <manifest:file-entry manifest:media-type="" manifest:full-path="Pictures/2000000700003E8800001A419A4CD6D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49cm" fo:border="0.002cm solid #d9d9e3"/>
    </style:style>
    <style:style style:name="P2" style:family="paragraph" style:parent-style-name="Standard">
      <style:paragraph-properties fo:padding="0.049cm" fo:border="0.002cm solid #d9d9e3"/>
      <style:text-properties fo:color="#000000"/>
    </style:style>
    <style:style style:name="P3" style:family="paragraph" style:parent-style-name="Standard">
      <style:paragraph-properties fo:break-before="page" fo:padding="0.049cm" fo:border="0.002cm solid #d9d9e3"/>
    </style:style>
    <style:style style:name="P4" style:family="paragraph" style:parent-style-name="Text_20_body">
      <style:paragraph-properties fo:padding="0.049cm" fo:border="0.002cm solid #d9d9e3"/>
      <style:text-properties fo:color="#000000"/>
    </style:style>
    <style:style style:name="P5" style:family="paragraph" style:parent-style-name="Text_20_body">
      <style:paragraph-properties fo:padding="0.049cm" fo:border="0.002cm solid #d9d9e3"/>
      <style:text-properties fo:color="#000000" fo:font-weight="bold" style:font-weight-asian="bold" style:font-weight-complex="bold"/>
    </style:style>
    <style:style style:name="P6" style:family="paragraph" style:parent-style-name="Text_20_body" style:list-style-name="L1">
      <style:paragraph-properties fo:padding="0.049cm" fo:border="0.002cm solid #d9d9e3"/>
      <style:text-properties fo:color="#000000"/>
    </style:style>
    <style:style style:name="P7" style:family="paragraph" style:parent-style-name="Text_20_body" style:list-style-name="L2">
      <style:paragraph-properties fo:padding="0.049cm" fo:border="0.002cm solid #d9d9e3"/>
      <style:text-properties fo:color="#000000"/>
    </style:style>
    <style:style style:name="P8" style:family="paragraph" style:parent-style-name="Text_20_body">
      <style:paragraph-properties fo:padding="0.049cm" fo:border="0.002cm solid #d9d9e3"/>
      <style:text-properties fo:color="#000000" style:text-underline-style="solid" style:text-underline-width="auto" style:text-underline-color="font-color"/>
    </style:style>
    <style:style style:name="P9" style:family="paragraph" style:parent-style-name="Text_20_body">
      <style:paragraph-properties fo:padding="0.049cm" fo:border="0.002cm solid #d9d9e3"/>
      <style:text-properties fo:color="#000000" style:text-underline-style="solid" style:text-underline-width="auto" style:text-underline-color="font-color" fo:font-weight="bold" style:font-weight-asian="bold" style:font-weight-complex="bold"/>
    </style:style>
    <style:style style:name="P10" style:family="paragraph" style:parent-style-name="Text_20_body" style:list-style-name="L4">
      <style:paragraph-properties fo:padding="0.049cm" fo:border="0.002cm solid #d9d9e3"/>
      <style:text-properties fo:color="#000000"/>
    </style:style>
    <style:style style:name="P11" style:family="paragraph" style:parent-style-name="Text_20_body">
      <style:paragraph-properties fo:break-before="page" fo:padding="0.049cm" fo:border="0.002cm solid #d9d9e3"/>
      <style:text-properties fo:color="#000000" style:text-underline-style="solid" style:text-underline-width="auto" style:text-underline-color="font-color" fo:font-weight="bold" style:font-weight-asian="bold" style:font-weight-complex="bold"/>
    </style:style>
    <style:style style:name="T1" style:family="text">
      <style:text-properties fo:font-variant="normal" fo:text-transform="none" fo:color="#d1d5db" style:font-name="S hne" fo:font-size="12pt" fo:letter-spacing="normal" fo:font-style="normal" fo:font-weight="normal"/>
    </style:style>
    <style:style style:name="T2" style:family="text">
      <style:text-properties fo:font-variant="normal" fo:text-transform="none" style:font-name="S hne" fo:font-size="12pt" fo:letter-spacing="normal" fo:font-style="normal"/>
    </style:style>
    <style:style style:name="T3" style:family="text">
      <style:text-properties fo:font-variant="normal" fo:text-transform="none" style:font-name="S hne" fo:font-size="12pt" fo:letter-spacing="normal" fo:font-style="normal" fo:font-weight="normal"/>
    </style:style>
    <style:style style:name="T4" style:family="text">
      <style:text-properties fo:font-variant="normal" fo:text-transform="none" style:font-name="S hne" fo:font-size="12pt" fo:letter-spacing="normal" fo:font-style="normal" fo:font-weight="bold" style:font-weight-asian="bold" style:font-weight-complex="bold"/>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color="#000000" style:font-name="S hne" fo:font-size="12pt" fo:letter-spacing="normal" fo:font-style="normal" fo:font-weight="normal"/>
    </style:style>
    <style:style style:name="T7" style:family="text">
      <style:text-properties fo:font-variant="normal" fo:text-transform="none" fo:color="#000000" fo:font-size="12pt" fo:letter-spacing="normal" fo:font-style="normal" fo:font-weight="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ilt-in variabelen</text:p>
      <text:p text:style-name="P4">PHP is een programmeertaal die vaak wordt gebruikt voor webontwikkeling. Het wordt meestal gebruikt in combinatie met HTML en CSS om dynamische webpagina's te maken. PHP biedt ontwikkelaars een breed scala aan ingebouwde variabelen die kunnen worden gebruikt om gegevens op te slaan en te manipuleren. Hier zijn enkele van de meest voorkomende ingebouwde variabelen in PHP:</text:p>
      <text:list xml:id="list7779509776189128033" text:style-name="L1">
        <text:list-item>
          <text:p text:style-name="P6">$_GET: Dit is een array die alle variabelen bevat die via de URL aan de huidige pagina zijn doorgegeven. Deze variabelen worden meestal gebruikt om gebruikersinvoer te verzamelen.</text:p>
        </text:list-item>
        <text:list-item>
          <text:p text:style-name="P6">$_POST: Dit is een array die alle variabelen bevat die zijn verzonden via een HTML-formulier. Deze variabelen worden meestal gebruikt om gebruikersinvoer te verzamelen.</text:p>
        </text:list-item>
        <text:list-item>
          <text:p text:style-name="P6">$_SESSION: Dit is een array die gegevens opslaat die gedurende de hele sessie beschikbaar moeten blijven. Dit betekent dat gegevens worden opgeslagen totdat de gebruiker zijn browsersessie sluit.</text:p>
        </text:list-item>
        <text:list-item>
          <text:p text:style-name="P6">$_COOKIE: Dit is een array die gegevens opslaat die moeten worden bewaard tussen verschillende sessies. Cookies worden opgeslagen op de computer van de gebruiker en kunnen worden gebruikt om gebruikersvoorkeuren op te slaan.</text:p>
        </text:list-item>
        <text:list-item>
          <text:p text:style-name="P6">$_SERVER: Dit is een array die informatie bevat over de server en de omgeving waarin de PHP-code wordt uitgevoerd. Dit kan onder meer de huidige URL, het IP-adres van de server en de browser van de gebruiker omvatten.</text:p>
        </text:list-item>
      </text:list>
      <text:p text:style-name="P4"><text:span text:style-name="T8"><text:line-break/><text:line-break/>PHP ASSOC Arrays &amp; MYSQL<text:line-break/></text:span><text:span text:style-name="T3">Een PHP associative array is een type array waarbij elk element bestaat uit een sleutel en een waarde. De sleutel wordt gebruikt om de waarde op te halen. Een voorbeeld van een associative array in PHP is:</text:span> </text:p>
      <text:p text:style-name="P2"><draw:frame draw:style-name="fr1" draw:name="Afbeeldingen9" text:anchor-type="paragraph" svg:width="15.85cm" svg:height="4.658cm" draw:z-index="7"><draw:image xlink:href="Pictures/2000000700003DEA00001232B1F4E86D.svm" xlink:type="simple" xlink:show="embed" xlink:actuate="onLoad"/></draw:frame><text:span text:style-name="T3">In dit voorbeeld heeft de array de sleutels "naam", "leeftijd" en "stad" en de bijbehorende waarden "Jan", 30 en "Amsterdam". Om een waarde uit de array op te halen, gebruik je de sleutel:</text:span> </text:p>
      <text:p text:style-name="P1"><draw:frame draw:style-name="fr1" draw:name="Afbeeldingen10" text:anchor-type="paragraph" svg:width="15.85cm" svg:height="2.328cm" draw:z-index="8"><draw:image xlink:href="Pictures/2000000700003DEA000009199E449AF7.svm" xlink:type="simple" xlink:show="embed" xlink:actuate="onLoad"/></draw:frame><text:span text:style-name="T6"/></text:p>
      <text:p text:style-name="P3"><text:span text:style-name="T6">Als je deze associatieve arrays wilt gebruiken om SQL queries te maken, kun je de sleutels gebruiken om de velden in de tabel aan te geven en de waarden gebruiken om de bijbehorende waarden in te vullen. In dit voorbeeld wordt een associatieve array </text:span><text:span text:style-name="Source_20_Text"><text:span text:style-name="T7">$nieuwe_gebruiker</text:span></text:span><text:span text:style-name="T6"> gemaakt met de velden "voornaam", "achternaam", "email" en "leeftijd". Vervolgens wordt een INSERT-query samengesteld met behulp van de sleutels en waarden in de array. De query wordt uitgevoerd met behulp van de ingebouwde </text:span><text:span text:style-name="Source_20_Text"><text:span text:style-name="T7">mysqli_query()</text:span></text:span><text:span text:style-name="T6"> functie. Hier is een voorbeeld:</text:span><text:span text:style-name="T9"> </text:span></text:p>
      <text:p text:style-name="P4"><draw:frame draw:style-name="fr3" draw:name="Afbeeldingen11" text:anchor-type="paragraph" svg:x="0.229cm" svg:y="0.196cm" svg:width="13.457cm" svg:height="12.732cm" draw:z-index="10"><draw:image xlink:href="Pictures/2000000700003DEA00003B05DE5DE140.svm" xlink:type="simple" xlink:show="embed" xlink:actuate="onLoad"/></draw:frame></text:p>
      <text:p text:style-name="P4"/>
      <text:p text:style-name="P4"/>
      <text:p text:style-name="P4"/>
      <text:p text:style-name="P11">Nadere toelichting - Server variabelen</text:p>
      <text:p text:style-name="P4"><text:span text:style-name="T4">$_GET</text:span><text:span text:style-name="T3"> is een array die alle variabelen bevat die via de URL zijn verzonden naar de huidige pagina. Dit betekent dat als je bijvoorbeeld een link opent met de URL "example.com?naam=webby&amp;leeftijd=26", de variabelen "naam" en "leeftijd" worden opgeslagen in de $_GET array. Deze variabelen kunnen vervolgens in de PHP-code worden gebruikt.</text:span> </text:p>
      <text:p text:style-name="P4"><draw:frame draw:style-name="fr1" draw:name="Afbeeldingen1" text:anchor-type="paragraph" svg:width="16.141cm" svg:height="5.159cm" draw:z-index="0"><draw:image xlink:href="Pictures/2000000700003F0D000014280FFE5878.svm" xlink:type="simple" xlink:show="embed" xlink:actuate="onLoad"/></draw:frame><text:span text:style-name="T4">$_POST </text:span><text:span text:style-name="T3">is een array die alle variabelen bevat die zijn verzonden via een HTML-formulier. Deze variabelen zijn niet zichtbaar in de URL en worden veiliger verzonden dan $_GET variabelen.</text:span> </text:p>
      <text:p text:style-name="P5"><draw:frame draw:style-name="fr1" draw:name="Afbeeldingen2" text:anchor-type="paragraph" svg:width="16.088cm" svg:height="4.738cm" draw:z-index="1"><draw:image xlink:href="Pictures/2000000700003ED8000012817EBF8B38.svm" xlink:type="simple" xlink:show="embed" xlink:actuate="onLoad"/></draw:frame><text:span text:style-name="T2">$_SESSION</text:span><text:span text:style-name="T3"> is een array die gegevens opslaat die gedurende de hele sessie beschikbaar moeten blijven. Dit betekent dat de gegevens worden opgeslagen totdat de gebruiker zijn browsersessie sluit. De $_SESSION variabele kan worden gebruikt om gegevens op te slaan, zoals inloggegevens, taalvoorkeuren of winkelwageninhoud, die moeten worden bewaard tussen verschillende pagina's op de website.</text:span> </text:p>
      <text:p text:style-name="P5"><draw:frame draw:style-name="fr2" draw:name="Afbeeldingen3" text:anchor-type="paragraph" svg:width="16.141cm" svg:height="7.064cm" draw:z-index="2"><draw:image xlink:href="Pictures/2000000700003F0D00001B9932E3E74A.svm" xlink:type="simple" xlink:show="embed" xlink:actuate="onLoad"/></draw:frame></text:p>
      <text:p text:style-name="P11">Veiligheid van code</text:p>
      <text:p text:style-name="P4">Zorg voor veiligheid: Wanneer je gebruikersinvoer ontvangt via $_GET of $_POST variabelen, is het belangrijk om ervoor te zorgen dat deze gegevens veilig zijn voordat je ze gebruikt. Dit kan worden bereikt door het valideren en filteren van de gegevens om mogelijke aanvallen te voorkomen, zoals SQL-injecties en cross-site scripting.</text:p>
      <text:list xml:id="list8839222008483749090" text:style-name="L2">
        <text:list-item>
          <text:p text:style-name="P7">Gebruik de juiste variabele: Afhankelijk van de situatie kan het nodig zijn om de juiste variabele te gebruiken. Bijvoorbeeld, als je gegevens opslaat die gedurende de hele sessie beschikbaar moeten blijven, moet je $_SESSION variabele gebruiken in plaats van $_GET of $_POST.</text:p>
        </text:list-item>
        <text:list-item>
          <text:p text:style-name="P7">Gebruik variabele namen die logisch en beschrijvend zijn: Het gebruik van beschrijvende namen voor variabelen kan je code leesbaarder maken. Dit kan later ook handig zijn als je terugkijkt op je code en deze moet onderhouden.</text:p>
        </text:list-item>
        <text:list-item>
          <text:p text:style-name="P7">Beperk het gebruik van globale variabelen: Het gebruik van globale variabelen kan de complexiteit van de code verhogen en bugs veroorzaken. Probeer zoveel mogelijk lokale variabelen te gebruiken en gebruik globale variabelen alleen als het echt nodig is.</text:p>
        </text:list-item>
        <text:list-item>
          <text:p text:style-name="P7">Gebruik consistente variabelenamen: Het gebruik van consistente variabelenamen in je code kan je helpen om consistente en leesbare code te schrijven. Dit kan ook bijdragen aan de onderhoudbaarheid van de code.</text:p>
        </text:list-item>
      </text:list>
      <text:p text:style-name="P4"/>
      <text:p text:style-name="P4"/>
      <text:p text:style-name="P4"/>
      <text:p text:style-name="P11">Builtin MySqli (Database Connectie)</text:p>
      <text:p text:style-name="P4">De mysqli class in PHP is een ingebouwde class die het mogelijk maakt om verbinding te maken met en communiceren met een MySQL-database. Deze class is beschikbaar vanaf PHP versie 5 en is ontworpen om een eenvoudig te gebruiken interface te bieden voor het uitvoeren van MySQL-queries in PHP.</text:p>
      <text:p text:style-name="P8">Hier zijn enkele belangrijke kenmerken van de mysqli class:</text:p>
      <text:list xml:id="list4605301093067483696" text:style-name="L4">
        <text:list-item>
          <text:p text:style-name="P10">Connectie maken: de mysqli class bevat methodes om verbinding te maken met een MySQL-server, zoals de mysqli::connect() methode. Hiermee kun je een verbinding maken met de database en een object aanmaken dat je kunt gebruiken om queries uit te voeren.</text:p>
        </text:list-item>
        <text:list-item>
          <text:p text:style-name="P10">Queries uitvoeren: de mysqli class biedt verschillende methodes om queries uit te voeren op de database, zoals mysqli::query() en mysqli::prepare(). Deze methodes maken het mogelijk om SQL-queries uit te voeren, parameters te binden en resultaten op te halen.</text:p>
        </text:list-item>
        <text:list-item>
          <text:p text:style-name="P10">Transacties: de mysqli class ondersteunt transacties om meerdere queries als één geheel te behandelen. Je kunt transacties starten met de mysqli::begin_transaction() methode en deze vervolgens beheren met methodes zoals mysqli::commit() of mysqli::rollback().</text:p>
        </text:list-item>
        <text:list-item>
          <text:p text:style-name="P10">Prepared statements: prepared statements zijn een manier om SQL-queries te schrijven waarin parameters worden geplaatst in plaats van directe waarden. Dit maakt de code veiliger omdat het risico op SQL-injecties wordt verminderd. De mysqli class ondersteunt prepared statements via de mysqli::prepare() methode.</text:p>
        </text:list-item>
        <text:list-item>
          <text:p text:style-name="P10">Error handling: de mysqli class biedt verschillende methodes om fouten te detecteren en te verwerken. Bijvoorbeeld, de mysqli::errno() methode en de mysqli::error() methode kunnen worden gebruikt om de laatste MySQL-foutcode en -bericht op te halen.</text:p>
        </text:list-item>
      </text:list>
      <text:p text:style-name="P4">In het kort, de ingebouwde mysqli class in PHP biedt een handige en eenvoudige manier om te communiceren met een MySQL-database vanuit PHP. Met de verschillende methodes van de mysqli class kun je queries uitvoeren, transacties beheren en fouten detecteren. Het gebruik van prepared statements helpt bij het verminderen van risico's op SQL-injecties.</text:p>
      <text:p text:style-name="P4"/>
      <text:p text:style-name="P4">Zie de volgende paginas voor voorbeelden.</text:p>
      <text:p text:style-name="P9"/>
      <text:p text:style-name="P11">Code Voorbeelden PHP &amp; MYSQL</text:p>
      <text:p text:style-name="P9">1. Connectie maken:</text:p>
      <text:p text:style-name="P4"><draw:frame draw:style-name="fr1" draw:name="Afbeeldingen4" text:anchor-type="paragraph" svg:width="16.007cm" svg:height="6.72cm" draw:z-index="3"><draw:image xlink:href="Pictures/2000000700003E8800001A419A4CD6DD.svm" xlink:type="simple" xlink:show="embed" xlink:actuate="onLoad"/></draw:frame><text:span text:style-name="T8"><text:line-break/>2. Queries uitvoeren:</text:span></text:p>
      <text:p text:style-name="P4"><draw:frame draw:style-name="fr3" draw:name="Afbeeldingen5" text:anchor-type="paragraph" svg:x="0.051cm" svg:y="-0.159cm" svg:width="16.896cm" svg:height="6.881cm" draw:z-index="5"><draw:image xlink:href="Pictures/2000000700004AA000001E649758BC93.svm" xlink:type="simple" xlink:show="embed" xlink:actuate="onLoad"/></draw:frame><text:span text:style-name="T8"><text:line-break/>3. Transacties:</text:span></text:p>
      <text:p text:style-name="P9"><draw:frame draw:style-name="fr3" draw:name="Afbeeldingen6" text:anchor-type="paragraph" svg:x="0.085cm" svg:y="-0.159cm" svg:width="16.829cm" svg:height="7.117cm" draw:z-index="4"><draw:image xlink:href="Pictures/20000007000041BD00001BCE93B6FE60.svm" xlink:type="simple" xlink:show="embed" xlink:actuate="onLoad"/></draw:frame></text:p>
      <text:p text:style-name="P11"><draw:frame draw:style-name="fr3" draw:name="Afbeeldingen7" text:anchor-type="paragraph" svg:x="0.078cm" svg:y="0.593cm" svg:width="16.896cm" svg:height="9.948cm" draw:z-index="9"><draw:image xlink:href="Pictures/20000007000049B200002D95452453F9.svm" xlink:type="simple" xlink:show="embed" xlink:actuate="onLoad"/></draw:frame>4. Prepared Statements:<text:line-break/><text:line-break/>5. Error Handling:</text:p>
      <text:p text:style-name="P4"><draw:frame draw:style-name="fr1" draw:name="Afbeeldingen8" text:anchor-type="paragraph" svg:width="15.824cm" svg:height="7.595cm" draw:z-index="6"><draw:image xlink:href="Pictures/2000000700003DCF00001DABCC7BD5F7.svm" xlink:type="simple" xlink:show="embed" xlink:actuate="onLoad"/></draw:fram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11S</meta:editing-duration>
    <meta:editing-cycles>5</meta:editing-cycles>
    <meta:generator>OpenOffice/4.1.12$Win32 OpenOffice.org_project/4112m1$Build-9809</meta:generator>
    <dc:date>2023-02-20T11:01:58.59</dc:date>
    <meta:document-statistic meta:table-count="0" meta:image-count="11" meta:object-count="0" meta:page-count="7" meta:paragraph-count="35" meta:word-count="1049" meta:character-count="6858"/>
    <meta:user-defined meta:name="Info 1"/>
    <meta:user-defined meta:name="Info 2"/>
    <meta:user-defined meta:name="Info 3"/>
    <meta:user-defined meta:name="Info 4"/>
  </office:meta>
</office:document-meta>
</file>